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8" office:value-type="string">
            <text:p>Date</text:p>
          </table:table-cell>
          <table:table-cell table:style-name="ce20" office:value-type="string">
            <text:p>Week</text:p>
          </table:table-cell>
          <table:table-cell table:style-name="ce18" office:value-type="string">
            <text:p>Day</text:p>
          </table:table-cell>
          <table:table-cell table:style-name="ce22" office:value-type="string">
            <text:p>Coursera</text:p>
          </table:table-cell>
          <table:table-cell table:style-name="ce22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<text:span text:style-name="T1">st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9" office:value-type="string">
            <text:p>2<text:span text:style-name="T1">nd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9" office:value-type="string">
            <text:p>3<text:span text:style-name="T1">r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1">nd</text:span> April</text:p>
          </table:table-cell>
          <table:table-cell/>
          <table:table-cell table:style-name="ce19" office:value-type="string">
            <text:p>4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1">rd</text:span> April</text:p>
          </table:table-cell>
          <table:table-cell/>
          <table:table-cell table:style-name="ce19" office:value-type="string">
            <text:p>5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9" office:value-type="string">
            <text:p>6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9" office:value-type="string">
            <text:p>7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9" office:value-type="string">
            <text:p>8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9" office:value-type="string">
            <text:p>9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9" office:value-type="string">
            <text:p>10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1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8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9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0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1<text:span text:style-name="T1">st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2<text:span text:style-name="T1">n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3<text:span text:style-name="T1">r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4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5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1">nd</text:span> Apr</text:p>
          </table:table-cell>
          <table:table-cell/>
          <table:table-cell table:style-name="ce5" office:value-type="string">
            <text:p>26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7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8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29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30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1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1<text:span text:style-name="T1">st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2<text:span text:style-name="T1">n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3<text:span text:style-name="T1">rd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4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5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6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7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8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9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10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1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2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3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4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1">rd</text:span> May</text:p>
          </table:table-cell>
          <table:table-cell/>
          <table:table-cell table:style-name="ce5" office:value-type="string">
            <text:p>15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6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7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8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19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0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1<text:span text:style-name="T1">st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2<text:span text:style-name="T1">n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3<text:span text:style-name="T1">r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4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5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6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7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1">th</text:span> May</text:p>
          </table:table-cell>
          <table:table-cell/>
          <table:table-cell table:style-name="ce5" office:value-type="string">
            <text:p>28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1">th</text:span> May</text:p>
          </table:table-cell>
          <table:table-cell/>
          <table:table-cell table:style-name="ce5" office:value-type="string">
            <text:p>29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0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1<text:span text:style-name="T1">st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1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1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1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1">th</text:span> July</text:p>
          </table:table-cell>
          <table:table-cell/>
          <table:table-cell table:style-name="ce18"/>
          <table:table-cell table:style-name="ce20"/>
          <table:table-cell table:style-name="ce18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1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1">st</text:span> arg = choice of functions to call)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1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29<text:span text:style-name="T1">th</text:span> July - 4<text:span text:style-name="T1">th</text:span> Aug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Deliverabl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1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1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1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1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1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1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1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hone call w/ Bala</text:p>
          </table:table-cell>
          <table:table-cell office:value-type="string">
            <text:p>1<text:span text:style-name="T1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2<text:span text:style-name="T1">nd</text:span> Aug</text:p>
          </table:table-cell>
          <table:table-cell office:value-type="string">
            <text:p>Add README script for 'predictions_selector', add it to script explanations, and add it to pipeline diagram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odify scripts to read from new '.csv' reference file and re-run all setup lines that make use of this file</text:p>
          </table:table-cell>
          <table:table-cell table:number-columns-repeated="15"/>
        </table:table-row>
        <table:table-row table:style-name="ro2">
          <table:table-cell office:value-type="string">
            <text:p>2<text:span text:style-name="T1">nd</text:span> Aug</text:p>
          </table:table-cell>
          <table:table-cell office:value-type="string">
            <text:p>Download CNN dataset, build models on 'D3', 'D9', 'D11', 'D17', 'HC2', 'HC6' left-out subjects, and provide 'rnn_outputs' results</text:p>
          </table:table-cell>
          <table:table-cell table:number-columns-repeated="15"/>
        </table:table-row>
        <table:table-row table:style-name="ro2">
          <table:table-cell office:value-type="string">
            <text:p>2<text:span text:style-name="T1">nd</text:span> Aug</text:p>
          </table:table-cell>
          <table:table-cell office:value-type="string">
            <text:p>Build standard 'left-out' models w/ &lt;chosen 6&gt; ('D3', 'D9', 'D11', 'D17', 'HC2', 'HC6') <text:s/>left-out subjects and record result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2<text:span text:style-name="T1">nd</text:span> Aug</text:p>
          </table:table-cell>
          <table:table-cell office:value-type="string">
            <text:p>Experiment w/ 'alt_dirs' with files trained on natural movement and predicting NSAA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3rd Aug</text:p>
          </table:table-cell>
          <table:table-cell office:value-type="string">
            <text:p>Restructure 'plans_and_presentations' and 'project_files' dirs into outer dir, put batch files into separate inner-'source' dir, and modify .py scripts</text:p>
          </table:table-cell>
          <table:table-cell table:number-columns-repeated="15"/>
        </table:table-row>
        <table:table-row table:style-name="ro1">
          <table:table-cell office:value-type="string">
            <text:p>3rd Aug</text:p>
          </table:table-cell>
          <table:table-cell office:value-type="string">
            <text:p>Repeat the 'upsampling' and 'downsampling' models w/ the 5 other left-out subjects and record results (w/ previous 'D3' results) in experiment results</text:p>
          </table:table-cell>
          <table:table-cell table:number-columns-repeated="15"/>
        </table:table-row>
        <table:table-row table:style-name="ro1">
          <table:table-cell office:value-type="string">
            <text:p>3rd Aug</text:p>
          </table:table-cell>
          <table:table-cell office:value-type="string">
            <text:p>Repeat experiment set 5 but with output type of 'overall' instead of 'indiv' and record results in experiment results</text:p>
          </table:table-cell>
          <table:table-cell table:number-columns-repeated="15"/>
        </table:table-row>
        <table:table-row table:style-name="ro1">
          <table:table-cell office:value-type="string">
            <text:p>3rd Aug</text:p>
          </table:table-cell>
          <table:table-cell office:value-type="string">
            <text:p>Experiment w/ '&lt;chosen 6&gt; (left out)' on models built from single_acts_concat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4<text:span text:style-name="T1">th</text:span> Aug</text:p>
          </table:table-cell>
          <table:table-cell office:value-type="string">
            <text:p>Experiment w/ '&lt;chosen 6&gt; (left out)' on models built from differently feature-reduced dataset and record result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4<text:span text:style-name="T1">th</text:span> Aug</text:p>
          </table:table-cell>
          <table:table-cell office:value-type="string">
            <text:p>Repeat single-act model predictions w/ the 5 other left-out subjects as was done for 'D11' and record single-act model prediction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4<text:span text:style-name="T1">th</text:span> Aug</text:p>
          </table:table-cell>
          <table:table-cell office:value-type="string">
            <text:p>Download annotation file of natural movement behaviour files</text:p>
          </table:table-cell>
          <table:table-cell table:number-columns-repeated="15"/>
        </table:table-row>
        <table:table-row table:style-name="ro2">
          <table:table-cell office:value-type="string">
            <text:p>4<text:span text:style-name="T1">th</text:span> Aug</text:p>
          </table:table-cell>
          <table:table-cell office:value-type="string">
            <text:p>Examine the performance of certain natural movement files (e.g. certain activities) on models trained on NSAA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dd optional arg to 'rnn.py' to standardize all features of data prior to breaking it into sequenc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eriment w/ '&lt;chosen 6&gt; (left out)' on models built from standardized data and record results in experiment resul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Add optional arg to 'rnn.py' to add noise to the dataset w/ noise distribution given as gaussian, uniform, etc.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eriment w/ '&lt;chosen 6&gt; (left out)' on models built from noise-added data and record results in experiment resul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eriment w/ '&lt;chosen 6&gt; (left out)' on models built from measurement-concatenated data and record results in experiment resul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office:value-type="string">
            <text:p>Report: write RNN review w/ focus on LSTMs, sequence lengths, and RNNs for regression (w/ references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: write summary of Duchenne, w/ references to previous studi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port: write summary of use of Python, TensorFlow vs PyTorch, IDE, and use of GPU (making use of UG report)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2">
          <table:table-cell office:value-type="string">
            <text:p>2<text:span text:style-name="T1">nd</text:span> Aug</text:p>
          </table:table-cell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2">
          <table:table-cell office:value-type="string">
            <text:p>2<text:span text:style-name="T1">nd</text:span> Aug</text:p>
          </table:table-cell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3<text:span text:style-name="T1">rd</text:span> Aug</text:p>
          </table:table-cell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2">
          <table:table-cell office:value-type="string">
            <text:p>3<text:span text:style-name="T1">rd</text:span> Aug</text:p>
          </table:table-cell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4<text:span text:style-name="T1">th</text:span> Aug</text:p>
          </table:table-cell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2">
          <table:table-cell office:value-type="string">
            <text:p>4<text:span text:style-name="T1">th</text:span> Aug</text:p>
          </table:table-cell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/>
          <table:table-cell table:style-name="ce14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3" office:value-type="string">
            <text:p>Experimen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5" office:value-type="string">
            <text:p>Paper Review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2/08/2019</text:date>, <text:time>13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8-02T13:26:28.65</dc:date>
    <meta:editing-duration>P7DT11H44M5S</meta:editing-duration>
    <meta:editing-cycles>509</meta:editing-cycles>
    <meta:generator>OpenOffice/4.1.6$Win32 OpenOffice.org_project/416m1$Build-9790</meta:generator>
    <meta:document-statistic meta:table-count="3" meta:cell-count="777" meta:object-count="0"/>
  </office:meta>
</office:document-meta>
</file>